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29"/>
    <style:style style:name="ce4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4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breached by river, but portion on bank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dam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dam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dam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office:value-type="float" office:value="36.181457" calcext:value-type="float">
            <text:p>36.181457</text:p>
          </table:table-cell>
          <table:table-cell office:value-type="float" office:value="-118.21207" calcext:value-type="float">
            <text:p>-118.212070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0-01-01" calcext:value-type="date">
            <text:p>2020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Lots of beaver-felled aspens. 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ottonwood_creek</text:p>
          </table:table-cell>
          <table:table-cell office:value-type="float" office:value="36.462013" calcext:value-type="float">
            <text:p>36.462013</text:p>
          </table:table-cell>
          <table:table-cell office:value-type="float" office:value="-118.171422" calcext:value-type="float">
            <text:p>-118.17142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unknown</text:p>
          </table:table-cell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unter</text:p>
          </table:table-cell>
          <table:table-cell table:number-columns-repeated="3"/>
          <table:table-cell office:value-type="string" calcext:value-type="string">
            <text:p>Observation shared by John Hunter, cattle grazing permittee in the area.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kingfisher_stringer</text:p>
          </table:table-cell>
          <table:table-cell office:value-type="float" office:value="36.22125" calcext:value-type="float">
            <text:p>36.221250</text:p>
          </table:table-cell>
          <table:table-cell office:value-type="float" office:value="-118.2163" calcext:value-type="float">
            <text:p>-118.216300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mulkey_meadows</text:p>
          </table:table-cell>
          <table:table-cell office:value-type="float" office:value="36.408926" calcext:value-type="float">
            <text:p>36.408926</text:p>
          </table:table-cell>
          <table:table-cell office:value-type="float" office:value="-118.1638169" calcext:value-type="float">
            <text:p>-118.163817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4-06-20" calcext:value-type="date">
            <text:p>2024-06-20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ulkey_meadows</text:p>
          </table:table-cell>
          <table:table-cell office:value-type="float" office:value="36.408703" calcext:value-type="float">
            <text:p>36.408703</text:p>
          </table:table-cell>
          <table:table-cell office:value-type="float" office:value="-118.162665" calcext:value-type="float">
            <text:p>-118.162665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5-06-06" calcext:value-type="date">
            <text:p>2025-06-06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ut stems sticking out of stream bank. Appears to be an old dam.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verholster_meadow</text:p>
          </table:table-cell>
          <table:table-cell office:value-type="float" office:value="36.37368" calcext:value-type="float">
            <text:p>36.373680</text:p>
          </table:table-cell>
          <table:table-cell office:value-type="float" office:value="-118.19969" calcext:value-type="float">
            <text:p>-118.199690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5-06-08" calcext:value-type="date">
            <text:p>2025-06-0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freckles_meadow</text:p>
          </table:table-cell>
          <table:table-cell office:value-type="float" office:value="36.36926" calcext:value-type="float">
            <text:p>36.369260</text:p>
          </table:table-cell>
          <table:table-cell office:value-type="float" office:value="-118.18173" calcext:value-type="float">
            <text:p>-118.18173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5-06-08" calcext:value-type="date">
            <text:p>2025-06-0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Bouwes = Nick Bouwes; Hunter = John Hunter; Knapp = Roland Knapp; Pister = Phil Pister; Purdy = Sabra Purdy; Torres = Thomas Torres;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24.2.7.2$Linux_X86_64 LibreOffice_project/420$Build-2</meta:generator>
    <dc:date>2025-06-24T10:24:17.621399212</dc:date>
    <dc:creator>Roland Knapp</dc:creator>
    <meta:editing-duration>PT1H40M54S</meta:editing-duration>
    <meta:editing-cycles>17</meta:editing-cycles>
    <meta:document-statistic meta:table-count="2" meta:cell-count="501" meta:object-count="0"/>
  </office:meta>
</office:document-meta>
</file>